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edium" svg:font-family="'Noto Sans Medium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ESP32-S3-WROOM-1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5Q256JVFIQ 256Mb QSPI flash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74HC595 shift register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*1.5” TFT LCD ST7789</text:p>
          </table:table-cell>
          <table:table-cell/>
          <table:table-cell office:value-type="float" office:value="2.72" calcext:value-type="float">
            <text:p>2.72</text:p>
          </table:table-cell>
          <table:table-cell table:number-columns-repeated="3"/>
          <table:table-cell office:value-type="float" office:value="2.62" calcext:value-type="float">
            <text:p>2.62</text:p>
          </table:table-cell>
          <table:table-cell table:number-columns-repeated="2"/>
          <table:table-cell office:value-type="float" office:value="2.58" calcext:value-type="float">
            <text:p>2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 from PCBWay</text:p>
          </table:table-cell>
          <table:table-cell/>
          <table:table-cell office:value-type="float" office:value="9.572" calcext:value-type="float">
            <text:p>9.572</text:p>
          </table:table-cell>
          <table:table-cell office:value-type="float" office:value="5.435" calcext:value-type="float">
            <text:p>5.435</text:p>
          </table:table-cell>
          <table:table-cell office:value-type="float" office:value="3.046" calcext:value-type="float">
            <text:p>3.046</text:p>
          </table:table-cell>
          <table:table-cell office:value-type="float" office:value="1.8451" calcext:value-type="float">
            <text:p>1.8451</text:p>
          </table:table-cell>
          <table:table-cell office:value-type="float" office:value="1.6398" calcext:value-type="float">
            <text:p>1.6398</text:p>
          </table:table-cell>
          <table:table-cell office:value-type="float" office:value="1.43606" calcext:value-type="float">
            <text:p>1.43606</text:p>
          </table:table-cell>
          <table:table-cell office:value-type="float" office:value="1.15223" calcext:value-type="float">
            <text:p>1.15223</text:p>
          </table:table-cell>
          <table:table-cell office:value-type="float" office:value="1.0745" calcext:value-type="float">
            <text:p>1.0745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1.014775" calcext:value-type="float">
            <text:p>1.014775</text:p>
          </table:table-cell>
          <table:table-cell office:value-type="float" office:value="1.0139225" calcext:value-type="float">
            <text:p>1.0139225</text:p>
          </table:table-cell>
          <table:table-cell office:value-type="float" office:value="1.0134906" calcext:value-type="float">
            <text:p>1.0134906</text:p>
          </table:table-cell>
          <table:table-cell office:value-type="float" office:value="1.0133197" calcext:value-type="float">
            <text:p>1.0133197</text:p>
          </table:table-cell>
        </table:table-row>
        <table:table-row table:style-name="ro1">
          <table:table-cell office:value-type="string" calcext:value-type="string">
            <text:p>6x6x6 sparkfun button COM-00097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x6x6 SMD Button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x12 sparkfun button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ESP32-S3-WROOM-1U</text:p>
          </table:table-cell>
          <table:table-cell table:formula="of:=[.B2]*[.B$1]*100" office:value-type="float" office:value="300" calcext:value-type="float">
            <text:p>300</text:p>
          </table:table-cell>
          <table:table-cell/>
          <table:table-cell table:formula="of:=[.D2]*[.D$1]*100" office:value-type="float" office:value="2800" calcext:value-type="float">
            <text:p>2800</text:p>
          </table:table-cell>
          <table:table-cell/>
          <table:table-cell table:formula="of:=[.F2]*[.F$1]*100"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5Q256JVFIQ 256Mb QSPI flash</text:p>
          </table:table-cell>
          <table:table-cell table:formula="of:=[.B3]*[.B$1]*100" office:value-type="float" office:value="10" calcext:value-type="float">
            <text:p>10</text:p>
          </table:table-cell>
          <table:table-cell table:number-columns-repeated="3"/>
          <table:table-cell table:formula="of:=[.F3]*[.F$1]*100" office:value-type="float" office:value="900" calcext:value-type="float">
            <text:p>900</text:p>
          </table:table-cell>
          <table:table-cell table:number-columns-repeated="2"/>
          <table:table-cell table:formula="of:=[.I3]*[.I$1]*100" office:value-type="float" office:value="8000" calcext:value-type="float">
            <text:p>8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74HC595 shift register</text:p>
          </table:table-cell>
          <table:table-cell table:formula="of:=[.B4]*[.B$1]*100" office:value-type="float" office:value="105" calcext:value-type="float">
            <text:p>105</text:p>
          </table:table-cell>
          <table:table-cell table:number-columns-repeated="2"/>
          <table:table-cell table:formula="of:=[.E4]*[.E$1]*100" office:value-type="float" office:value="2500" calcext:value-type="float">
            <text:p>2500</text:p>
          </table:table-cell>
          <table:table-cell table:formula="of:=[.F4]*[.F$1]*100" office:value-type="float" office:value="9500" calcext:value-type="float">
            <text:p>9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*1.5” TFT LCD ST7789</text:p>
          </table:table-cell>
          <table:table-cell/>
          <table:table-cell table:formula="of:=[.C5]*[.C$1]*100" office:value-type="float" office:value="1360" calcext:value-type="float">
            <text:p>1360</text:p>
          </table:table-cell>
          <table:table-cell table:number-columns-repeated="3"/>
          <table:table-cell table:formula="of:=[.G5]*[.G$1]*100" office:value-type="float" office:value="52400" calcext:value-type="float">
            <text:p>52400</text:p>
          </table:table-cell>
          <table:table-cell table:number-columns-repeated="2"/>
          <table:table-cell table:formula="of:=[.J5]*[.J$1]*100" office:value-type="float" office:value="516000" calcext:value-type="float">
            <text:p>51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 from PCBWay</text:p>
          </table:table-cell>
          <table:table-cell/>
          <table:table-cell table:formula="of:=[.C6]*[.C$1]*100" office:value-type="float" office:value="4786" calcext:value-type="float">
            <text:p>4786</text:p>
          </table:table-cell>
          <table:table-cell table:formula="of:=[.D6]*[.D$1]*100" office:value-type="float" office:value="5435" calcext:value-type="float">
            <text:p>5435</text:p>
          </table:table-cell>
          <table:table-cell table:formula="of:=[.E6]*[.E$1]*100" office:value-type="float" office:value="7615" calcext:value-type="float">
            <text:p>7615</text:p>
          </table:table-cell>
          <table:table-cell table:formula="of:=[.F6]*[.F$1]*100" office:value-type="float" office:value="18451" calcext:value-type="float">
            <text:p>18451</text:p>
          </table:table-cell>
          <table:table-cell table:formula="of:=[.G6]*[.G$1]*100" office:value-type="float" office:value="32796" calcext:value-type="float">
            <text:p>32796</text:p>
          </table:table-cell>
          <table:table-cell table:formula="of:=[.H6]*[.H$1]*100" office:value-type="float" office:value="71803" calcext:value-type="float">
            <text:p>71803</text:p>
          </table:table-cell>
          <table:table-cell table:formula="of:=[.I6]*[.I$1]*100" office:value-type="float" office:value="115223" calcext:value-type="float">
            <text:p>115223</text:p>
          </table:table-cell>
          <table:table-cell table:formula="of:=[.J6]*[.J$1]*100" office:value-type="float" office:value="214900" calcext:value-type="float">
            <text:p>214900</text:p>
          </table:table-cell>
          <table:table-cell table:formula="of:=[.K6]*[.K$1]*100" office:value-type="float" office:value="508231" calcext:value-type="float">
            <text:p>508231</text:p>
          </table:table-cell>
          <table:table-cell table:formula="of:=[.L6]*[.L$1]*100" office:value-type="float" office:value="1014775" calcext:value-type="float">
            <text:p>1014775</text:p>
          </table:table-cell>
          <table:table-cell table:formula="of:=[.M6]*[.M$1]*100" office:value-type="float" office:value="2027845" calcext:value-type="float">
            <text:p>2027845</text:p>
          </table:table-cell>
          <table:table-cell table:formula="of:=[.N6]*[.N$1]*100" office:value-type="float" office:value="5067453" calcext:value-type="float">
            <text:p>5067453</text:p>
          </table:table-cell>
          <table:table-cell table:formula="of:=[.O6]*[.O$1]*100" office:value-type="float" office:value="10133197" calcext:value-type="float">
            <text:p>10133197</text:p>
          </table:table-cell>
        </table:table-row>
        <table:table-row table:style-name="ro1">
          <table:table-cell office:value-type="string" calcext:value-type="string">
            <text:p>6x6x6 sparkfun button COM-00097</text:p>
          </table:table-cell>
          <table:table-cell table:formula="of:=[.B7]*[.B$1]*100" office:value-type="float" office:value="45" calcext:value-type="float">
            <text:p>45</text:p>
          </table:table-cell>
          <table:table-cell table:number-columns-repeated="2"/>
          <table:table-cell table:formula="of:=[.E7]*[.E$1]*100" office:value-type="float" office:value="1075" calcext:value-type="float">
            <text:p>1075</text:p>
          </table:table-cell>
          <table:table-cell table:formula="of:=[.F7]*[.F$1]*100" office:value-type="float" office:value="4100" calcext:value-type="float">
            <text:p>4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x6x6 SMD Button</text:p>
          </table:table-cell>
          <table:table-cell table:number-columns-repeated="8"/>
          <table:table-cell table:formula="of:=[.J8]*[.J$1]*100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x12 sparkfun button</text:p>
          </table:table-cell>
          <table:table-cell table:formula="of:=[.B9]*[.B$1]*100" office:value-type="float" office:value="55" calcext:value-type="float">
            <text:p>55</text:p>
          </table:table-cell>
          <table:table-cell table:number-columns-repeated="2"/>
          <table:table-cell table:formula="of:=[.E9]*[.E$1]*100" office:value-type="float" office:value="1300" calcext:value-type="float">
            <text:p>1300</text:p>
          </table:table-cell>
          <table:table-cell table:formula="of:=[.F9]*[.F$1]*100"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SP32-S3-WROOM-1U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8" calcext:value-type="float">
            <text:p>2.8</text:p>
          </table:table-cell>
          <table:table-cell table:number-columns-repeated="10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25Q256JVFIQ 256Mb QSPI flash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3" office:value-type="float" office:value="0.09" calcext:value-type="float">
            <text:p>0.09</text:p>
          </table:table-cell>
          <table:table-cell table:number-columns-repeated="7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N74HC595 shift register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2*1.5” TFT LCD ST7789</text:p>
          </table:table-cell>
          <table:table-cell/>
          <table:table-cell table:number-columns-repeated="4" office:value-type="float" office:value="2.72" calcext:value-type="float">
            <text:p>2.72</text:p>
          </table:table-cell>
          <table:table-cell table:number-columns-repeated="3" office:value-type="float" office:value="2.62" calcext:value-type="float">
            <text:p>2.62</text:p>
          </table:table-cell>
          <table:table-cell table:number-columns-repeated="6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PCB from PCBWay</text:p>
          </table:table-cell>
          <table:table-cell/>
          <table:table-cell office:value-type="float" office:value="9.572" calcext:value-type="float">
            <text:p>9.572</text:p>
          </table:table-cell>
          <table:table-cell office:value-type="float" office:value="5.435" calcext:value-type="float">
            <text:p>5.435</text:p>
          </table:table-cell>
          <table:table-cell office:value-type="float" office:value="3.046" calcext:value-type="float">
            <text:p>3.046</text:p>
          </table:table-cell>
          <table:table-cell office:value-type="float" office:value="1.8451" calcext:value-type="float">
            <text:p>1.8451</text:p>
          </table:table-cell>
          <table:table-cell office:value-type="float" office:value="1.6398" calcext:value-type="float">
            <text:p>1.6398</text:p>
          </table:table-cell>
          <table:table-cell office:value-type="float" office:value="1.43606" calcext:value-type="float">
            <text:p>1.43606</text:p>
          </table:table-cell>
          <table:table-cell office:value-type="float" office:value="1.15223" calcext:value-type="float">
            <text:p>1.15223</text:p>
          </table:table-cell>
          <table:table-cell office:value-type="float" office:value="1.0745" calcext:value-type="float">
            <text:p>1.0745</text:p>
          </table:table-cell>
          <table:table-cell office:value-type="float" office:value="1.016462" calcext:value-type="float">
            <text:p>1.016462</text:p>
          </table:table-cell>
          <table:table-cell office:value-type="float" office:value="1.014775" calcext:value-type="float">
            <text:p>1.014775</text:p>
          </table:table-cell>
          <table:table-cell office:value-type="float" office:value="1.0139225" calcext:value-type="float">
            <text:p>1.0139225</text:p>
          </table:table-cell>
          <table:table-cell office:value-type="float" office:value="1.0134906" calcext:value-type="float">
            <text:p>1.0134906</text:p>
          </table:table-cell>
          <table:table-cell office:value-type="float" office:value="1.0133197" calcext:value-type="float">
            <text:p>1.0133197</text:p>
          </table:table-cell>
        </table:table-row>
        <table:table-row table:style-name="ro1">
          <table:table-cell office:value-type="string" calcext:value-type="string">
            <text:p>6x6x6 sparkfun button COM-00097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table:number-columns-repeated="10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6x6x6 SMD Button</text:p>
          </table:table-cell>
          <table:table-cell table:number-columns-repeated="8"/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2x12 sparkfun button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table:number-columns-repeated="10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Medium" svg:font-family="'Noto Sans Medium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Medium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2:22:46.076606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09:37:12.852794676</meta:creation-date>
    <dc:date>2023-11-06T13:19:08.190466227</dc:date>
    <meta:editing-duration>PT2H40M39S</meta:editing-duration>
    <meta:editing-cycles>4</meta:editing-cycles>
    <meta:generator>LibreOffice/7.5.7.1$Linux_X86_64 LibreOffice_project/50$Build-1</meta:generator>
    <meta:document-statistic meta:table-count="1" meta:cell-count="218" meta:object-count="0"/>
  </office:meta>
</office:document-meta>
</file>